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11d31" officeooo:paragraph-rsid="00011d31"/>
    </style:style>
    <style:style style:name="P2" style:family="paragraph" style:parent-style-name="Standard">
      <style:paragraph-properties fo:text-align="center" style:justify-single-word="false"/>
      <style:text-properties officeooo:rsid="00011d31" officeooo:paragraph-rsid="00011d31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size-asian="11pt"/>
    </style:style>
    <style:style style:name="P5" style:family="paragraph" style:parent-style-name="Standard">
      <style:text-properties officeooo:rsid="0003bf0c" officeooo:paragraph-rsid="0003bf0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1d31" officeooo:paragraph-rsid="000568b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11d31" officeooo:paragraph-rsid="000568b2" style:font-weight-asian="bold" style:font-weight-complex="bold"/>
    </style:style>
    <style:style style:name="T1" style:family="text">
      <style:text-properties fo:color="#000000" style:font-name="Menlo-Regular" fo:font-size="11pt" style:font-size-asian="11pt"/>
    </style:style>
    <style:style style:name="T2" style:family="text">
      <style:text-properties fo:color="#000000" style:font-name="Menlo-Regular" fo:font-size="11pt" officeooo:rsid="0003bf0c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apitre 3 </text:p>
      <text:p text:style-name="P7"/>
      <text:p text:style-name="P7"/>
      <text:p text:style-name="P7">Exercice 1</text:p>
      <text:p text:style-name="P2"/>
      <text:p text:style-name="P1">En lançant le programme dans le terminal avec 2 arguments : </text:p>
      <text:p text:style-name="P1"/>
      <text:p text:style-name="P1"><text:tab/>java Personne Blanca Vincent</text:p>
      <text:p text:style-name="P1"/>
      <text:p text:style-name="P1">J’obtiens : It is true</text:p>
      <text:p text:style-name="P1"/>
      <text:p text:style-name="P1">Ce qui est normal car je passe 2 arguments non null alors (args!= null &amp;&amp; args.length &gt; = 2) renvoie true.</text:p>
      <text:p text:style-name="P5"/>
      <text:p text:style-name="P5">Sans argument ou avec un seul argument cela renvoie false</text:p>
      <text:p text:style-name="P5"/>
      <text:p text:style-name="P1"><text:span text:style-name="T1">MacBookRetina:Exo1 vincent$ java Personne </text:span></text:p>
      <text:p text:style-name="P3"><text:span text:style-name="T1">It is false</text:span></text:p>
      <text:p text:style-name="P3"><text:span text:style-name="T1">MacBookRetina:Exo1 vincent$ java Personne Blanca</text:span></text:p>
      <text:p text:style-name="P3"><text:span text:style-name="T1">It is false</text:span></text:p>
      <text:p text:style-name="P3"><text:span text:style-name="T1">MacBookRetina:Exo1 vincent$ java Personne Blanca Vincent</text:span></text:p>
      <text:p text:style-name="P3"><text:span text:style-name="T1">It is true</text:span></text:p>
      <text:p text:style-name="P3"><text:span text:style-name="T1">MacBookRetina:Exo1 vincent$ 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10-29T22:47:33.953379112</meta:creation-date>
    <dc:date>2024-10-29T23:10:52.381146656</dc:date>
    <meta:editing-duration>PT23M18S</meta:editing-duration>
    <meta:editing-cycles>5</meta:editing-cycles>
    <meta:generator>LibreOffice/6.4.1.2$MacOSX_X86_64 LibreOffice_project/4d224e95b98b138af42a64d84056446d09082932</meta:generator>
    <meta:document-statistic meta:table-count="0" meta:image-count="0" meta:object-count="0" meta:page-count="1" meta:paragraph-count="14" meta:word-count="81" meta:character-count="501" meta:non-whitespace-character-count="429"/>
  </office:meta>
</office:document-meta>
</file>